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D5000003D68F2478B5E97A3090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4.65cm" fo:min-width="26.6cm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008b8b" draw:textarea-horizontal-align="justify" draw:textarea-vertical-align="middle" draw:auto-grow-height="false" fo:min-height="1.25cm" fo:min-width="26.54cm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1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0.712cm" fo:min-width="1.378cm"/>
    </style:style>
    <style:style style:name="gr5" style:family="graphic" style:parent-style-name="standard">
      <style:graphic-properties svg:stroke-color="#000000" draw:fill="solid" draw:fill-color="#008b8b" draw:textarea-horizontal-align="justify" draw:textarea-vertical-align="middle" draw:auto-grow-height="false" fo:min-height="13.091cm" fo:min-width="4.24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3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7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6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9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cm" svg:stroke-color="#000000" draw:marker-start-width="0.2cm" draw:marker-end-width="0.2cm" draw:fill="solid" draw:fill-color="#008b8b" draw:textarea-horizontal-align="justify" draw:textarea-vertical-align="middle" draw:auto-grow-height="false" fo:min-height="1.35cm" fo:min-width="26.64cm" fo:padding-top="0.125cm" fo:padding-bottom="0.125cm" fo:padding-left="0.25cm" fo:padding-right="0.25cm"/>
    </style:style>
    <style:style style:name="gr17" style:family="graphic" style:parent-style-name="Objeto_20_sem_20_preenchimento_20_nem_20_linha">
      <style:graphic-properties draw:textarea-vertical-align="middle" draw:ole-draw-aspect="1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022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1.15cm" fo:min-width="20.7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3.95cm" fo:min-width="20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5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59cm"/>
    </style:style>
    <style:style style:name="gr2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477cm" fo:min-width="1.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9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8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9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53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1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463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477cm" fo:min-width="3.1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.477cm" fo:min-width="2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21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3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34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21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477cm" fo:min-width="4.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445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11.15cm" fo:min-width="21.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3.796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2.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66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10.95cm" fo:min-width="21.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3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522cm" fo:min-width="2.9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3.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9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3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0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8b8b"/>
      <style:paragraph-properties fo:text-align="center"/>
    </style:style>
    <style:style style:name="P3" style:family="paragraph">
      <loext:graphic-properties draw:fill="none" draw:fill-color="#729fcf"/>
      <style:text-properties fo:color="#ffffff"/>
    </style:style>
    <style:style style:name="P4" style:family="paragraph">
      <loext:graphic-properties draw:fill="none" draw:fill-color="#ffffff"/>
      <style:text-properties fo:color="#ffffff" fo:font-size="15pt" style:font-size-asian="15pt" style:font-size-complex="15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909295" fo:font-size="11pt" fo:font-weight="bold" style:font-size-asian="18pt" style:font-size-complex="18pt"/>
    </style:style>
    <style:style style:name="P8" style:family="paragraph">
      <loext:graphic-properties draw:fill="none" draw:fill-color="#729fcf"/>
      <style:text-properties fo:color="#ffffff" fo:font-size="18pt"/>
    </style:style>
    <style:style style:name="P9" style:family="paragraph">
      <loext:graphic-properties draw:fill="none" draw:fill-color="#ffffff"/>
      <style:text-properties fo:color="#909295" fo:font-size="18pt" fo:font-weight="bold" style:font-size-asian="18pt" style:font-size-complex="18pt"/>
    </style:style>
    <style:style style:name="P10" style:family="paragraph">
      <loext:graphic-properties draw:fill="none" draw:fill-color="#ffffff"/>
      <style:text-properties fo:font-size="14pt" fo:font-style="italic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4pt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16pt" fo:font-style="italic" style:font-size-asian="16pt" style:font-size-complex="16pt"/>
    </style:style>
    <style:style style:name="P15" style:family="paragraph">
      <loext:graphic-properties draw:fill="none" draw:fill-color="#ffffff"/>
      <style:text-properties fo:font-size="10.5pt" style:font-size-asian="10.5pt" style:font-size-complex="10.5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  <style:paragraph-properties fo:text-align="center"/>
      <style:text-properties fo:color="#000000" fo:font-size="16pt" fo:background-color="transparent" style:font-size-asian="18pt" style:font-size-complex="18pt"/>
    </style:style>
    <style:style style:name="P18" style:family="paragraph">
      <loext:graphic-properties draw:fill="solid" draw:fill-color="#ffffff"/>
      <style:paragraph-properties fo:text-align="center"/>
      <style:text-properties fo:color="#000000"/>
    </style:style>
    <style:style style:name="T1" style:family="text">
      <style:text-properties fo:color="#ffffff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color="#909295" fo:font-size="11pt" fo:font-weight="bold" style:font-size-asian="18pt" style:font-size-complex="18pt"/>
    </style:style>
    <style:style style:name="T4" style:family="text">
      <style:text-properties fo:color="#ffffff" fo:font-size="18pt"/>
    </style:style>
    <style:style style:name="T5" style:family="text">
      <style:text-properties fo:color="#909295" fo:font-size="18pt" fo:font-weight="bold" style:font-size-asian="18pt" style:font-size-complex="18pt"/>
    </style:style>
    <style:style style:name="T6" style:family="text">
      <style:text-properties fo:font-size="14pt" fo:font-style="italic" style:font-size-asian="14pt" style:font-size-complex="14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16pt" fo:font-style="italic" style:font-size-asian="16pt" style:font-size-complex="1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fo:font-size="16pt" fo:background-color="transparent" style:font-size-asian="18pt" style:font-size-complex="18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ase" draw:style-name="dp1" draw:master-page-name="Padrão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14cm" svg:height="1.6cm" svg:x="0.46cm" svg:y="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08cm" svg:y1="0.888cm" svg:x2="1.908cm" svg:y2="0.888cm">
          <text:p/>
        </draw:line>
        <draw:line draw:style-name="gr3" draw:text-style-name="P1" draw:layer="layout" svg:x1="1.108cm" svg:y1="1.084cm" svg:x2="1.908cm" svg:y2="1.084cm">
          <text:p/>
        </draw:line>
        <draw:line draw:style-name="gr3" draw:text-style-name="P1" draw:layer="layout" svg:x1="1.108cm" svg:y1="1.28cm" svg:x2="1.908cm" svg:y2="1.28cm">
          <text:p/>
        </draw:line>
        <draw:frame draw:style-name="gr4" draw:text-style-name="P3" draw:layer="layout" svg:width="1.878cm" svg:height="0.962cm" svg:x="2.322cm" svg:y="0.638cm">
          <draw:text-box>
            <text:p><text:span text:style-name="T1">TCM</text:span></text:p>
          </draw:text-box>
        </draw:frame>
        <draw:custom-shape draw:style-name="gr5" draw:text-style-name="P2" draw:layer="layout" svg:width="4.744cm" svg:height="13.341cm" svg:x="0.456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4cm" svg:y1="3cm" svg:x2="5.2cm" svg:y2="3cm">
          <text:p/>
        </draw:line>
        <draw:line draw:style-name="gr6" draw:text-style-name="P1" draw:layer="layout" svg:x1="0.4cm" svg:y1="3.924cm" svg:x2="5.2cm" svg:y2="3.924cm">
          <text:p/>
        </draw:line>
        <draw:frame draw:style-name="gr7" draw:text-style-name="P4" draw:layer="layout" svg:width="3.106cm" svg:height="0.839cm" svg:x="0.566cm" svg:y="2.056cm">
          <draw:text-box>
            <text:p><text:span text:style-name="T2">Dashboard</text:span></text:p>
          </draw:text-box>
        </draw:frame>
        <draw:frame draw:style-name="gr8" draw:text-style-name="P4" draw:layer="layout" svg:width="2.661cm" svg:height="0.839cm" svg:x="0.594cm" svg:y="3.037cm">
          <draw:text-box>
            <text:p><text:span text:style-name="T2">Estrutura</text:span></text:p>
          </draw:text-box>
        </draw:frame>
        <draw:frame draw:style-name="gr9" draw:text-style-name="P4" draw:layer="layout" svg:width="2.217cm" svg:height="0.839cm" svg:x="0.651cm" svg:y="4.13cm">
          <draw:text-box>
            <text:p><text:span text:style-name="T2">- Áreas</text:span></text:p>
          </draw:text-box>
        </draw:frame>
        <draw:frame draw:style-name="gr10" draw:text-style-name="P4" draw:layer="layout" svg:width="3.876cm" svg:height="0.839cm" svg:x="0.652cm" svg:y="4.919cm">
          <draw:text-box>
            <text:p><text:span text:style-name="T2">- Funcionários</text:span></text:p>
          </draw:text-box>
        </draw:frame>
        <draw:frame draw:style-name="gr11" draw:text-style-name="P4" draw:layer="layout" svg:width="4.227cm" svg:height="0.839cm" svg:x="0.681cm" svg:y="5.704cm">
          <draw:text-box>
            <text:p><text:span text:style-name="T2">- Equipamentos</text:span></text:p>
          </draw:text-box>
        </draw:frame>
        <draw:line draw:style-name="gr6" draw:text-style-name="P1" draw:layer="layout" svg:x1="0.4cm" svg:y1="6.64cm" svg:x2="5.2cm" svg:y2="6.64cm">
          <text:p/>
        </draw:line>
        <draw:line draw:style-name="gr6" draw:text-style-name="P1" draw:layer="layout" svg:x1="0.4cm" svg:y1="7.592cm" svg:x2="5.2cm" svg:y2="7.592cm">
          <text:p/>
        </draw:line>
        <draw:line draw:style-name="gr6" draw:text-style-name="P1" draw:layer="layout" svg:x1="0.4cm" svg:y1="9.3cm" svg:x2="5.2cm" svg:y2="9.3cm">
          <text:p/>
        </draw:line>
        <draw:frame draw:style-name="gr12" draw:text-style-name="P4" draw:layer="layout" svg:width="2.115cm" svg:height="0.839cm" svg:x="0.566cm" svg:y="6.705cm">
          <draw:text-box>
            <text:p><text:span text:style-name="T2">GMUD</text:span></text:p>
          </draw:text-box>
        </draw:frame>
        <draw:frame draw:style-name="gr13" draw:text-style-name="P4" draw:layer="layout" svg:width="3.491cm" svg:height="0.839cm" svg:x="0.652cm" svg:y="7.631cm">
          <draw:text-box>
            <text:p><text:span text:style-name="T2">- Agendadas</text:span></text:p>
          </draw:text-box>
        </draw:frame>
        <draw:frame draw:style-name="gr14" draw:text-style-name="P4" draw:layer="layout" svg:width="3.347cm" svg:height="1.427cm" svg:x="0.653cm" svg:y="8.388cm">
          <draw:text-box>
            <text:p><text:span text:style-name="T2">- Relatórios</text:span></text:p>
          </draw:text-box>
        </draw:frame>
        <draw:line draw:style-name="gr6" draw:text-style-name="P1" draw:layer="layout" svg:x1="4.56cm" svg:y1="3.372cm" svg:x2="4.76cm" svg:y2="3.572cm">
          <text:p/>
        </draw:line>
        <draw:line draw:style-name="gr6" draw:text-style-name="P1" draw:layer="layout" svg:x1="4.76cm" svg:y1="3.572cm" svg:x2="4.96cm" svg:y2="3.372cm">
          <text:p/>
        </draw:line>
        <draw:line draw:style-name="gr6" draw:text-style-name="P1" draw:layer="layout" svg:x1="4.56cm" svg:y1="7.012cm" svg:x2="4.76cm" svg:y2="7.212cm">
          <text:p/>
        </draw:line>
        <draw:line draw:style-name="gr6" draw:text-style-name="P1" draw:layer="layout" svg:x1="4.76cm" svg:y1="7.212cm" svg:x2="4.96cm" svg:y2="7.012cm">
          <text:p/>
        </draw:lin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shboard" draw:style-name="dp1" draw:master-page-name="Padrão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7.14cm" svg:height="1.6cm" svg:x="0.46cm" svg:y="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08cm" svg:y1="0.888cm" svg:x2="1.908cm" svg:y2="0.888cm">
          <text:p/>
        </draw:line>
        <draw:line draw:style-name="gr3" draw:text-style-name="P1" draw:layer="layout" svg:x1="1.108cm" svg:y1="1.084cm" svg:x2="1.908cm" svg:y2="1.084cm">
          <text:p/>
        </draw:line>
        <draw:line draw:style-name="gr3" draw:text-style-name="P1" draw:layer="layout" svg:x1="1.108cm" svg:y1="1.28cm" svg:x2="1.908cm" svg:y2="1.28cm">
          <text:p/>
        </draw:line>
        <draw:frame draw:style-name="gr4" draw:text-style-name="P3" draw:layer="layout" svg:width="1.878cm" svg:height="0.962cm" svg:x="2.322cm" svg:y="0.638cm">
          <draw:text-box>
            <text:p><text:span text:style-name="T1">TCM</text:span></text:p>
          </draw:text-box>
        </draw:frame>
        <draw:custom-shape draw:style-name="gr5" draw:text-style-name="P2" draw:layer="layout" svg:width="4.744cm" svg:height="13.341cm" svg:x="0.456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4cm" svg:y1="3cm" svg:x2="5.2cm" svg:y2="3cm">
          <text:p/>
        </draw:line>
        <draw:line draw:style-name="gr6" draw:text-style-name="P1" draw:layer="layout" svg:x1="0.4cm" svg:y1="3.924cm" svg:x2="5.2cm" svg:y2="3.924cm">
          <text:p/>
        </draw:line>
        <draw:frame draw:style-name="gr7" draw:text-style-name="P4" draw:layer="layout" svg:width="3.106cm" svg:height="0.839cm" svg:x="0.566cm" svg:y="2.056cm">
          <draw:text-box>
            <text:p><text:span text:style-name="T2">Dashboard</text:span></text:p>
          </draw:text-box>
        </draw:frame>
        <draw:frame draw:style-name="gr8" draw:text-style-name="P4" draw:layer="layout" svg:width="2.661cm" svg:height="0.839cm" svg:x="0.594cm" svg:y="3.037cm">
          <draw:text-box>
            <text:p><text:span text:style-name="T2">Estrutura</text:span></text:p>
          </draw:text-box>
        </draw:frame>
        <draw:frame draw:style-name="gr9" draw:text-style-name="P4" draw:layer="layout" svg:width="2.217cm" svg:height="0.839cm" svg:x="0.651cm" svg:y="4.13cm">
          <draw:text-box>
            <text:p><text:span text:style-name="T2">- Áreas</text:span></text:p>
          </draw:text-box>
        </draw:frame>
        <draw:frame draw:style-name="gr10" draw:text-style-name="P4" draw:layer="layout" svg:width="3.876cm" svg:height="0.839cm" svg:x="0.652cm" svg:y="4.919cm">
          <draw:text-box>
            <text:p><text:span text:style-name="T2">- Funcionários</text:span></text:p>
          </draw:text-box>
        </draw:frame>
        <draw:frame draw:style-name="gr11" draw:text-style-name="P4" draw:layer="layout" svg:width="4.227cm" svg:height="0.839cm" svg:x="0.681cm" svg:y="5.704cm">
          <draw:text-box>
            <text:p><text:span text:style-name="T2">- Equipamentos</text:span></text:p>
          </draw:text-box>
        </draw:frame>
        <draw:line draw:style-name="gr6" draw:text-style-name="P1" draw:layer="layout" svg:x1="0.4cm" svg:y1="6.64cm" svg:x2="5.2cm" svg:y2="6.64cm">
          <text:p/>
        </draw:line>
        <draw:line draw:style-name="gr6" draw:text-style-name="P1" draw:layer="layout" svg:x1="0.4cm" svg:y1="7.592cm" svg:x2="5.2cm" svg:y2="7.592cm">
          <text:p/>
        </draw:line>
        <draw:line draw:style-name="gr6" draw:text-style-name="P1" draw:layer="layout" svg:x1="0.4cm" svg:y1="9.3cm" svg:x2="5.2cm" svg:y2="9.3cm">
          <text:p/>
        </draw:line>
        <draw:frame draw:style-name="gr12" draw:text-style-name="P4" draw:layer="layout" svg:width="2.115cm" svg:height="0.839cm" svg:x="0.566cm" svg:y="6.705cm">
          <draw:text-box>
            <text:p><text:span text:style-name="T2">GMUD</text:span></text:p>
          </draw:text-box>
        </draw:frame>
        <draw:frame draw:style-name="gr13" draw:text-style-name="P4" draw:layer="layout" svg:width="3.491cm" svg:height="0.839cm" svg:x="0.652cm" svg:y="7.631cm">
          <draw:text-box>
            <text:p><text:span text:style-name="T2">- Agendadas</text:span></text:p>
          </draw:text-box>
        </draw:frame>
        <draw:frame draw:style-name="gr14" draw:text-style-name="P4" draw:layer="layout" svg:width="3.347cm" svg:height="1.427cm" svg:x="0.653cm" svg:y="8.388cm">
          <draw:text-box>
            <text:p><text:span text:style-name="T2">- Relatórios</text:span></text:p>
          </draw:text-box>
        </draw:frame>
        <draw:line draw:style-name="gr6" draw:text-style-name="P1" draw:layer="layout" svg:x1="4.56cm" svg:y1="3.372cm" svg:x2="4.76cm" svg:y2="3.572cm">
          <text:p/>
        </draw:line>
        <draw:line draw:style-name="gr6" draw:text-style-name="P1" draw:layer="layout" svg:x1="4.76cm" svg:y1="3.572cm" svg:x2="4.96cm" svg:y2="3.372cm">
          <text:p/>
        </draw:line>
        <draw:line draw:style-name="gr6" draw:text-style-name="P1" draw:layer="layout" svg:x1="4.56cm" svg:y1="7.012cm" svg:x2="4.76cm" svg:y2="7.212cm">
          <text:p/>
        </draw:line>
        <draw:line draw:style-name="gr6" draw:text-style-name="P1" draw:layer="layout" svg:x1="4.76cm" svg:y1="7.212cm" svg:x2="4.96cm" svg:y2="7.012cm">
          <text:p/>
        </draw:line>
        <draw:frame draw:style-name="gr17" draw:text-style-name="P6" draw:layer="layout" svg:width="7.676cm" svg:height="4.039cm" svg:x="6.6cm" svg:y="4.9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7" draw:layer="layout" svg:width="7.656cm" svg:height="0.962cm" svg:x="7cm" svg:y="3.838cm">
          <draw:text-box>
            <text:p><text:span text:style-name="T3">GMUD'S Realizada nos Últimos 7 Dias </text:span></text:p>
          </draw:text-box>
        </draw:frame>
        <draw:frame draw:style-name="gr17" draw:text-style-name="P6" draw:layer="layout" svg:width="7.676cm" svg:height="4.039cm" svg:x="6.6cm" svg:y="10.6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6" draw:layer="layout" svg:width="7.676cm" svg:height="4.04cm" svg:x="18.076cm" svg:y="10.6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7" draw:layer="layout" svg:width="9.405cm" svg:height="0.962cm" svg:x="6.2cm" svg:y="9.507cm">
          <draw:text-box>
            <text:p><text:span text:style-name="T3">Tipos de GMUD's realizada no período de 1 ano </text:span></text:p>
          </draw:text-box>
        </draw:frame>
        <draw:frame draw:style-name="gr20" draw:text-style-name="P7" draw:layer="layout" svg:width="10.522cm" svg:height="1.115cm" svg:x="16.2cm" svg:y="9.485cm">
          <draw:text-box>
            <text:p><text:span text:style-name="T3"><text:s/></text:span><text:span text:style-name="T3">Quantidade de GMUD's realizada por área último mês</text:span></text:p>
            <text:p><text:span text:style-name="T3"/></text:p>
          </draw:text-box>
        </draw:frame>
        <draw:custom-shape draw:style-name="gr21" draw:text-style-name="P1" draw:layer="layout" svg:width="21.2cm" svg:height="11.4cm" svg:x="5.8cm" svg:y="3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cm" svg:y1="3.6cm" svg:x2="16cm" svg:y2="15cm">
          <text:p/>
        </draw:line>
        <draw:line draw:style-name="gr6" draw:text-style-name="P1" draw:layer="layout" svg:x1="5.8cm" svg:y1="9.2cm" svg:x2="27cm" svg:y2="9.2cm">
          <text:p/>
        </draw:line>
        <draw:line draw:style-name="gr6" draw:text-style-name="P1" draw:layer="layout" svg:x1="5.8cm" svg:y1="4.8cm" svg:x2="16cm" svg:y2="4.8cm">
          <text:p/>
        </draw:line>
        <draw:line draw:style-name="gr6" draw:text-style-name="P1" draw:layer="layout" svg:x1="5.8cm" svg:y1="10.456cm" svg:x2="27cm" svg:y2="10.456cm">
          <text:p/>
        </draw:lin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Áreas" draw:style-name="dp1" draw:master-page-name="Padrão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7.14cm" svg:height="1.6cm" svg:x="0.46cm" svg:y="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08cm" svg:y1="0.888cm" svg:x2="1.908cm" svg:y2="0.888cm">
          <text:p/>
        </draw:line>
        <draw:line draw:style-name="gr3" draw:text-style-name="P1" draw:layer="layout" svg:x1="1.108cm" svg:y1="1.084cm" svg:x2="1.908cm" svg:y2="1.084cm">
          <text:p/>
        </draw:line>
        <draw:line draw:style-name="gr3" draw:text-style-name="P1" draw:layer="layout" svg:x1="1.108cm" svg:y1="1.28cm" svg:x2="1.908cm" svg:y2="1.28cm">
          <text:p/>
        </draw:line>
        <draw:frame draw:style-name="gr4" draw:text-style-name="P8" draw:layer="layout" svg:width="1.878cm" svg:height="0.962cm" svg:x="2.322cm" svg:y="0.638cm">
          <draw:text-box>
            <text:p><text:span text:style-name="T4">TCM</text:span></text:p>
          </draw:text-box>
        </draw:frame>
        <draw:custom-shape draw:style-name="gr5" draw:text-style-name="P2" draw:layer="layout" svg:width="4.744cm" svg:height="13.341cm" svg:x="0.456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4cm" svg:y1="3cm" svg:x2="5.2cm" svg:y2="3cm">
          <text:p/>
        </draw:line>
        <draw:line draw:style-name="gr6" draw:text-style-name="P1" draw:layer="layout" svg:x1="0.4cm" svg:y1="3.924cm" svg:x2="5.2cm" svg:y2="3.924cm">
          <text:p/>
        </draw:line>
        <draw:frame draw:style-name="gr7" draw:text-style-name="P4" draw:layer="layout" svg:width="3.106cm" svg:height="0.839cm" svg:x="0.566cm" svg:y="2.056cm">
          <draw:text-box>
            <text:p><text:span text:style-name="T2">Dashboard</text:span></text:p>
          </draw:text-box>
        </draw:frame>
        <draw:frame draw:style-name="gr8" draw:text-style-name="P4" draw:layer="layout" svg:width="2.661cm" svg:height="0.839cm" svg:x="0.594cm" svg:y="3.037cm">
          <draw:text-box>
            <text:p><text:span text:style-name="T2">Estrutura</text:span></text:p>
          </draw:text-box>
        </draw:frame>
        <draw:frame draw:style-name="gr9" draw:text-style-name="P4" draw:layer="layout" svg:width="2.217cm" svg:height="0.839cm" svg:x="0.651cm" svg:y="4.13cm">
          <draw:text-box>
            <text:p><text:span text:style-name="T2">- Áreas</text:span></text:p>
          </draw:text-box>
        </draw:frame>
        <draw:frame draw:style-name="gr10" draw:text-style-name="P4" draw:layer="layout" svg:width="3.876cm" svg:height="0.839cm" svg:x="0.652cm" svg:y="4.919cm">
          <draw:text-box>
            <text:p><text:span text:style-name="T2">- Funcionários</text:span></text:p>
          </draw:text-box>
        </draw:frame>
        <draw:frame draw:style-name="gr11" draw:text-style-name="P4" draw:layer="layout" svg:width="4.227cm" svg:height="0.839cm" svg:x="0.681cm" svg:y="5.704cm">
          <draw:text-box>
            <text:p><text:span text:style-name="T2">- Equipamentos</text:span></text:p>
          </draw:text-box>
        </draw:frame>
        <draw:line draw:style-name="gr6" draw:text-style-name="P1" draw:layer="layout" svg:x1="0.4cm" svg:y1="6.64cm" svg:x2="5.2cm" svg:y2="6.64cm">
          <text:p/>
        </draw:line>
        <draw:line draw:style-name="gr6" draw:text-style-name="P1" draw:layer="layout" svg:x1="0.4cm" svg:y1="7.592cm" svg:x2="5.2cm" svg:y2="7.592cm">
          <text:p/>
        </draw:line>
        <draw:line draw:style-name="gr6" draw:text-style-name="P1" draw:layer="layout" svg:x1="0.4cm" svg:y1="9.3cm" svg:x2="5.2cm" svg:y2="9.3cm">
          <text:p/>
        </draw:line>
        <draw:frame draw:style-name="gr12" draw:text-style-name="P4" draw:layer="layout" svg:width="2.115cm" svg:height="0.839cm" svg:x="0.566cm" svg:y="6.705cm">
          <draw:text-box>
            <text:p><text:span text:style-name="T2">GMUD</text:span></text:p>
          </draw:text-box>
        </draw:frame>
        <draw:frame draw:style-name="gr13" draw:text-style-name="P4" draw:layer="layout" svg:width="3.491cm" svg:height="0.839cm" svg:x="0.652cm" svg:y="7.631cm">
          <draw:text-box>
            <text:p><text:span text:style-name="T2">- Agendadas</text:span></text:p>
          </draw:text-box>
        </draw:frame>
        <draw:frame draw:style-name="gr14" draw:text-style-name="P4" draw:layer="layout" svg:width="3.347cm" svg:height="1.427cm" svg:x="0.653cm" svg:y="8.388cm">
          <draw:text-box>
            <text:p><text:span text:style-name="T2">- Relatórios</text:span></text:p>
          </draw:text-box>
        </draw:frame>
        <draw:line draw:style-name="gr6" draw:text-style-name="P1" draw:layer="layout" svg:x1="4.56cm" svg:y1="3.372cm" svg:x2="4.76cm" svg:y2="3.572cm">
          <text:p/>
        </draw:line>
        <draw:line draw:style-name="gr6" draw:text-style-name="P1" draw:layer="layout" svg:x1="4.76cm" svg:y1="3.572cm" svg:x2="4.96cm" svg:y2="3.372cm">
          <text:p/>
        </draw:line>
        <draw:line draw:style-name="gr6" draw:text-style-name="P1" draw:layer="layout" svg:x1="4.56cm" svg:y1="7.012cm" svg:x2="4.76cm" svg:y2="7.212cm">
          <text:p/>
        </draw:line>
        <draw:line draw:style-name="gr6" draw:text-style-name="P1" draw:layer="layout" svg:x1="4.76cm" svg:y1="7.212cm" svg:x2="4.96cm" svg:y2="7.012cm">
          <text:p/>
        </draw:line>
        <draw:custom-shape draw:style-name="gr22" draw:text-style-name="P1" draw:layer="layout" svg:width="21cm" svg:height="4.2cm" svg:x="5.912cm" svg:y="3.8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3.749cm" svg:height="1.673cm" svg:x="12.4cm" svg:y="2.4cm">
          <draw:text-box>
            <text:p><text:span text:style-name="T5">Cadastro de Áreas</text:span></text:p>
          </draw:text-box>
        </draw:frame>
        <draw:line draw:style-name="gr6" draw:text-style-name="P1" draw:layer="layout" svg:x1="5.912cm" svg:y1="5cm" svg:x2="26.912cm" svg:y2="5cm">
          <text:p/>
        </draw:line>
        <draw:custom-shape draw:style-name="gr24" draw:text-style-name="P1" draw:layer="layout" svg:width="6cm" svg:height="0.8cm" svg:x="6.2cm" svg:y="4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5.959cm" svg:height="0.806cm" svg:x="6.2cm" svg:y="3.989cm">
          <draw:text-box>
            <text:p><text:span text:style-name="T6">Digite algo para procurar</text:span></text:p>
          </draw:text-box>
        </draw:frame>
        <draw:frame draw:style-name="gr26" draw:text-style-name="P11" draw:layer="layout" svg:width="0.754cm" svg:height="0.755cm" svg:x="12.419cm" svg:y="4.021cm">
          <draw:image xlink:href="Pictures/10000201000003D5000003D68F2478B5E97A3090.png" xlink:type="simple" xlink:show="embed" xlink:actuate="onLoad">
            <text:p/>
          </draw:image>
        </draw:frame>
        <draw:custom-shape draw:style-name="gr27" draw:text-style-name="P1" draw:layer="layout" svg:width="2.4cm" svg:height="0.727cm" svg:x="19.224cm" svg:y="4.017cm">
          <text:p/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2.458cm" svg:height="0.806cm" svg:x="19.222cm" svg:y="3.974cm">
          <draw:text-box>
            <text:p><text:span text:style-name="T7">Consulta</text:span></text:p>
          </draw:text-box>
        </draw:frame>
        <draw:custom-shape draw:style-name="gr27" draw:text-style-name="P1" draw:layer="layout" svg:width="2.4cm" svg:height="0.727cm" svg:x="21.843cm" svg:y="4.0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4cm" svg:height="0.727cm" svg:x="24.408cm" svg:y="4.017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2.407cm" svg:height="0.806cm" svg:x="21.869cm" svg:y="3.974cm">
          <draw:text-box>
            <text:p><text:span text:style-name="T7">Inserção</text:span></text:p>
          </draw:text-box>
        </draw:frame>
        <draw:frame draw:style-name="gr30" draw:text-style-name="P12" draw:layer="layout" svg:width="2.462cm" svg:height="0.806cm" svg:x="24.435cm" svg:y="3.974cm">
          <draw:text-box>
            <text:p><text:span text:style-name="T7">Executar</text:span></text:p>
          </draw:text-box>
        </draw:frame>
        <draw:frame draw:style-name="gr31" draw:text-style-name="P12" draw:layer="layout" svg:width="4.037cm" svg:height="0.806cm" svg:x="6.131cm" svg:y="5.199cm">
          <draw:text-box>
            <text:p><text:span text:style-name="T7">ID Empresa</text:span></text:p>
          </draw:text-box>
        </draw:frame>
        <draw:frame draw:style-name="gr32" draw:text-style-name="P12" draw:layer="layout" svg:width="2.695cm" svg:height="0.806cm" svg:x="12.099cm" svg:y="5.199cm">
          <draw:text-box>
            <text:p><text:span text:style-name="T7">ID Area</text:span></text:p>
          </draw:text-box>
        </draw:frame>
        <draw:frame draw:style-name="gr33" draw:text-style-name="P12" draw:layer="layout" svg:width="3.939cm" svg:height="0.806cm" svg:x="17.095cm" svg:y="5.199cm">
          <draw:text-box>
            <text:p><text:span text:style-name="T7">Nome Empresa</text:span></text:p>
          </draw:text-box>
        </draw:frame>
        <draw:custom-shape draw:style-name="gr34" draw:text-style-name="P1" draw:layer="layout" svg:width="3.6cm" svg:height="0.727cm" svg:x="6.401cm" svg:y="6.2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3.6cm" svg:height="0.727cm" svg:x="12.401cm" svg:y="6.2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8cm" svg:height="0.727cm" svg:x="17.401cm" svg:y="6.2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ionários" draw:style-name="dp1" draw:master-page-name="Padrão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7.14cm" svg:height="1.6cm" svg:x="0.46cm" svg:y="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08cm" svg:y1="0.888cm" svg:x2="1.908cm" svg:y2="0.888cm">
          <text:p/>
        </draw:line>
        <draw:line draw:style-name="gr3" draw:text-style-name="P1" draw:layer="layout" svg:x1="1.108cm" svg:y1="1.084cm" svg:x2="1.908cm" svg:y2="1.084cm">
          <text:p/>
        </draw:line>
        <draw:line draw:style-name="gr3" draw:text-style-name="P1" draw:layer="layout" svg:x1="1.108cm" svg:y1="1.28cm" svg:x2="1.908cm" svg:y2="1.28cm">
          <text:p/>
        </draw:line>
        <draw:frame draw:style-name="gr4" draw:text-style-name="P8" draw:layer="layout" svg:width="1.878cm" svg:height="0.962cm" svg:x="2.322cm" svg:y="0.638cm">
          <draw:text-box>
            <text:p><text:span text:style-name="T4">TCM</text:span></text:p>
          </draw:text-box>
        </draw:frame>
        <draw:custom-shape draw:style-name="gr5" draw:text-style-name="P2" draw:layer="layout" svg:width="4.744cm" svg:height="13.341cm" svg:x="0.456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4cm" svg:y1="3cm" svg:x2="5.2cm" svg:y2="3cm">
          <text:p/>
        </draw:line>
        <draw:line draw:style-name="gr6" draw:text-style-name="P1" draw:layer="layout" svg:x1="0.4cm" svg:y1="3.924cm" svg:x2="5.2cm" svg:y2="3.924cm">
          <text:p/>
        </draw:line>
        <draw:frame draw:style-name="gr7" draw:text-style-name="P4" draw:layer="layout" svg:width="3.106cm" svg:height="0.839cm" svg:x="0.566cm" svg:y="2.056cm">
          <draw:text-box>
            <text:p><text:span text:style-name="T2">Dashboard</text:span></text:p>
          </draw:text-box>
        </draw:frame>
        <draw:frame draw:style-name="gr8" draw:text-style-name="P4" draw:layer="layout" svg:width="2.661cm" svg:height="0.839cm" svg:x="0.594cm" svg:y="3.037cm">
          <draw:text-box>
            <text:p><text:span text:style-name="T2">Estrutura</text:span></text:p>
          </draw:text-box>
        </draw:frame>
        <draw:frame draw:style-name="gr9" draw:text-style-name="P4" draw:layer="layout" svg:width="2.217cm" svg:height="0.839cm" svg:x="0.651cm" svg:y="4.13cm">
          <draw:text-box>
            <text:p><text:span text:style-name="T2">- Áreas</text:span></text:p>
          </draw:text-box>
        </draw:frame>
        <draw:frame draw:style-name="gr10" draw:text-style-name="P4" draw:layer="layout" svg:width="3.876cm" svg:height="0.839cm" svg:x="0.652cm" svg:y="4.919cm">
          <draw:text-box>
            <text:p><text:span text:style-name="T2">- Funcionários</text:span></text:p>
          </draw:text-box>
        </draw:frame>
        <draw:frame draw:style-name="gr11" draw:text-style-name="P4" draw:layer="layout" svg:width="4.227cm" svg:height="0.839cm" svg:x="0.681cm" svg:y="5.704cm">
          <draw:text-box>
            <text:p><text:span text:style-name="T2">- Equipamentos</text:span></text:p>
          </draw:text-box>
        </draw:frame>
        <draw:line draw:style-name="gr6" draw:text-style-name="P1" draw:layer="layout" svg:x1="0.4cm" svg:y1="6.64cm" svg:x2="5.2cm" svg:y2="6.64cm">
          <text:p/>
        </draw:line>
        <draw:line draw:style-name="gr6" draw:text-style-name="P1" draw:layer="layout" svg:x1="0.4cm" svg:y1="7.592cm" svg:x2="5.2cm" svg:y2="7.592cm">
          <text:p/>
        </draw:line>
        <draw:line draw:style-name="gr6" draw:text-style-name="P1" draw:layer="layout" svg:x1="0.4cm" svg:y1="9.3cm" svg:x2="5.2cm" svg:y2="9.3cm">
          <text:p/>
        </draw:line>
        <draw:frame draw:style-name="gr12" draw:text-style-name="P4" draw:layer="layout" svg:width="2.115cm" svg:height="0.839cm" svg:x="0.566cm" svg:y="6.705cm">
          <draw:text-box>
            <text:p><text:span text:style-name="T2">GMUD</text:span></text:p>
          </draw:text-box>
        </draw:frame>
        <draw:frame draw:style-name="gr13" draw:text-style-name="P4" draw:layer="layout" svg:width="3.491cm" svg:height="0.839cm" svg:x="0.652cm" svg:y="7.631cm">
          <draw:text-box>
            <text:p><text:span text:style-name="T2">- Agendadas</text:span></text:p>
          </draw:text-box>
        </draw:frame>
        <draw:frame draw:style-name="gr14" draw:text-style-name="P4" draw:layer="layout" svg:width="3.347cm" svg:height="1.427cm" svg:x="0.653cm" svg:y="8.388cm">
          <draw:text-box>
            <text:p><text:span text:style-name="T2">- Relatórios</text:span></text:p>
          </draw:text-box>
        </draw:frame>
        <draw:line draw:style-name="gr6" draw:text-style-name="P1" draw:layer="layout" svg:x1="4.56cm" svg:y1="3.372cm" svg:x2="4.76cm" svg:y2="3.572cm">
          <text:p/>
        </draw:line>
        <draw:line draw:style-name="gr6" draw:text-style-name="P1" draw:layer="layout" svg:x1="4.76cm" svg:y1="3.572cm" svg:x2="4.96cm" svg:y2="3.372cm">
          <text:p/>
        </draw:line>
        <draw:line draw:style-name="gr6" draw:text-style-name="P1" draw:layer="layout" svg:x1="4.56cm" svg:y1="7.012cm" svg:x2="4.76cm" svg:y2="7.212cm">
          <text:p/>
        </draw:line>
        <draw:line draw:style-name="gr6" draw:text-style-name="P1" draw:layer="layout" svg:x1="4.76cm" svg:y1="7.212cm" svg:x2="4.96cm" svg:y2="7.012cm">
          <text:p/>
        </draw:line>
        <draw:custom-shape draw:style-name="gr22" draw:text-style-name="P1" draw:layer="layout" svg:width="21cm" svg:height="4.2cm" svg:x="5.912cm" svg:y="3.8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3.749cm" svg:height="1.673cm" svg:x="12.051cm" svg:y="2.4cm">
          <draw:text-box>
            <text:p><text:span text:style-name="T5">Cadastro de Funcionários</text:span></text:p>
          </draw:text-box>
        </draw:frame>
        <draw:line draw:style-name="gr6" draw:text-style-name="P1" draw:layer="layout" svg:x1="5.912cm" svg:y1="5cm" svg:x2="26.912cm" svg:y2="5cm">
          <text:p/>
        </draw:line>
        <draw:custom-shape draw:style-name="gr24" draw:text-style-name="P1" draw:layer="layout" svg:width="6cm" svg:height="0.8cm" svg:x="6.2cm" svg:y="4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5.959cm" svg:height="0.806cm" svg:x="6.2cm" svg:y="3.989cm">
          <draw:text-box>
            <text:p><text:span text:style-name="T6">Digite algo para procurar</text:span></text:p>
          </draw:text-box>
        </draw:frame>
        <draw:frame draw:style-name="gr26" draw:text-style-name="P11" draw:layer="layout" svg:width="0.754cm" svg:height="0.755cm" svg:x="12.419cm" svg:y="4.021cm">
          <draw:image xlink:href="Pictures/10000201000003D5000003D68F2478B5E97A3090.png" xlink:type="simple" xlink:show="embed" xlink:actuate="onLoad">
            <text:p/>
          </draw:image>
        </draw:frame>
        <draw:custom-shape draw:style-name="gr27" draw:text-style-name="P1" draw:layer="layout" svg:width="2.4cm" svg:height="0.727cm" svg:x="19.224cm" svg:y="4.017cm">
          <text:p/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2.458cm" svg:height="0.806cm" svg:x="19.222cm" svg:y="3.974cm">
          <draw:text-box>
            <text:p><text:span text:style-name="T7">Consulta</text:span></text:p>
          </draw:text-box>
        </draw:frame>
        <draw:custom-shape draw:style-name="gr27" draw:text-style-name="P1" draw:layer="layout" svg:width="2.4cm" svg:height="0.727cm" svg:x="21.843cm" svg:y="4.0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4cm" svg:height="0.727cm" svg:x="24.408cm" svg:y="4.017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2.407cm" svg:height="0.806cm" svg:x="21.869cm" svg:y="3.974cm">
          <draw:text-box>
            <text:p><text:span text:style-name="T7">Inserção</text:span></text:p>
          </draw:text-box>
        </draw:frame>
        <draw:frame draw:style-name="gr30" draw:text-style-name="P12" draw:layer="layout" svg:width="2.462cm" svg:height="0.806cm" svg:x="24.435cm" svg:y="3.974cm">
          <draw:text-box>
            <text:p><text:span text:style-name="T7">Executar</text:span></text:p>
          </draw:text-box>
        </draw:frame>
        <draw:frame draw:style-name="gr36" draw:text-style-name="P12" draw:layer="layout" svg:width="3.724cm" svg:height="0.806cm" svg:x="6.131cm" svg:y="5.199cm">
          <draw:text-box>
            <text:p><text:span text:style-name="T7">ID Funcionário</text:span></text:p>
          </draw:text-box>
        </draw:frame>
        <draw:frame draw:style-name="gr37" draw:text-style-name="P12" draw:layer="layout" svg:width="1.819cm" svg:height="0.806cm" svg:x="12.126cm" svg:y="5.199cm">
          <draw:text-box>
            <text:p><text:span text:style-name="T7">Nome</text:span></text:p>
          </draw:text-box>
        </draw:frame>
        <draw:frame draw:style-name="gr38" draw:text-style-name="P12" draw:layer="layout" svg:width="1.848cm" svg:height="0.806cm" svg:x="17.095cm" svg:y="5.199cm">
          <draw:text-box>
            <text:p><text:span text:style-name="T7">Cargo</text:span></text:p>
          </draw:text-box>
        </draw:frame>
        <draw:frame draw:style-name="gr39" draw:text-style-name="P12" draw:layer="layout" svg:width="1.713cm" svg:height="0.806cm" svg:x="20.471cm" svg:y="5.199cm">
          <draw:text-box>
            <text:p><text:span text:style-name="T7">Login</text:span></text:p>
          </draw:text-box>
        </draw:frame>
        <draw:custom-shape draw:style-name="gr34" draw:text-style-name="P1" draw:layer="layout" svg:width="3.6cm" svg:height="0.727cm" svg:x="6.401cm" svg:y="6.2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3.6cm" svg:height="0.727cm" svg:x="12.401cm" svg:y="6.2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8cm" svg:height="0.727cm" svg:x="17.401cm" svg:y="6.2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4.6cm" svg:height="0.727cm" svg:x="20.801cm" svg:y="6.2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quipamentos" draw:style-name="dp1" draw:master-page-name="Padrão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7.14cm" svg:height="1.6cm" svg:x="0.46cm" svg:y="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08cm" svg:y1="0.888cm" svg:x2="1.908cm" svg:y2="0.888cm">
          <text:p/>
        </draw:line>
        <draw:line draw:style-name="gr3" draw:text-style-name="P1" draw:layer="layout" svg:x1="1.108cm" svg:y1="1.084cm" svg:x2="1.908cm" svg:y2="1.084cm">
          <text:p/>
        </draw:line>
        <draw:line draw:style-name="gr3" draw:text-style-name="P1" draw:layer="layout" svg:x1="1.108cm" svg:y1="1.28cm" svg:x2="1.908cm" svg:y2="1.28cm">
          <text:p/>
        </draw:line>
        <draw:frame draw:style-name="gr4" draw:text-style-name="P8" draw:layer="layout" svg:width="1.878cm" svg:height="0.962cm" svg:x="2.322cm" svg:y="0.638cm">
          <draw:text-box>
            <text:p><text:span text:style-name="T4">TCM</text:span></text:p>
          </draw:text-box>
        </draw:frame>
        <draw:custom-shape draw:style-name="gr5" draw:text-style-name="P2" draw:layer="layout" svg:width="4.744cm" svg:height="13.341cm" svg:x="0.456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4cm" svg:y1="3cm" svg:x2="5.2cm" svg:y2="3cm">
          <text:p/>
        </draw:line>
        <draw:line draw:style-name="gr6" draw:text-style-name="P1" draw:layer="layout" svg:x1="0.4cm" svg:y1="3.924cm" svg:x2="5.2cm" svg:y2="3.924cm">
          <text:p/>
        </draw:line>
        <draw:frame draw:style-name="gr7" draw:text-style-name="P4" draw:layer="layout" svg:width="3.106cm" svg:height="0.839cm" svg:x="0.566cm" svg:y="2.056cm">
          <draw:text-box>
            <text:p><text:span text:style-name="T2">Dashboard</text:span></text:p>
          </draw:text-box>
        </draw:frame>
        <draw:frame draw:style-name="gr8" draw:text-style-name="P4" draw:layer="layout" svg:width="2.661cm" svg:height="0.839cm" svg:x="0.594cm" svg:y="3.037cm">
          <draw:text-box>
            <text:p><text:span text:style-name="T2">Estrutura</text:span></text:p>
          </draw:text-box>
        </draw:frame>
        <draw:frame draw:style-name="gr9" draw:text-style-name="P4" draw:layer="layout" svg:width="2.217cm" svg:height="0.839cm" svg:x="0.651cm" svg:y="4.13cm">
          <draw:text-box>
            <text:p><text:span text:style-name="T2">- Áreas</text:span></text:p>
          </draw:text-box>
        </draw:frame>
        <draw:frame draw:style-name="gr10" draw:text-style-name="P4" draw:layer="layout" svg:width="3.876cm" svg:height="0.839cm" svg:x="0.652cm" svg:y="4.919cm">
          <draw:text-box>
            <text:p><text:span text:style-name="T2">- Funcionários</text:span></text:p>
          </draw:text-box>
        </draw:frame>
        <draw:frame draw:style-name="gr11" draw:text-style-name="P4" draw:layer="layout" svg:width="4.227cm" svg:height="0.839cm" svg:x="0.681cm" svg:y="5.704cm">
          <draw:text-box>
            <text:p><text:span text:style-name="T2">- Equipamentos</text:span></text:p>
          </draw:text-box>
        </draw:frame>
        <draw:line draw:style-name="gr6" draw:text-style-name="P1" draw:layer="layout" svg:x1="0.4cm" svg:y1="6.64cm" svg:x2="5.2cm" svg:y2="6.64cm">
          <text:p/>
        </draw:line>
        <draw:line draw:style-name="gr6" draw:text-style-name="P1" draw:layer="layout" svg:x1="0.4cm" svg:y1="7.592cm" svg:x2="5.2cm" svg:y2="7.592cm">
          <text:p/>
        </draw:line>
        <draw:line draw:style-name="gr6" draw:text-style-name="P1" draw:layer="layout" svg:x1="0.4cm" svg:y1="9.3cm" svg:x2="5.2cm" svg:y2="9.3cm">
          <text:p/>
        </draw:line>
        <draw:frame draw:style-name="gr12" draw:text-style-name="P4" draw:layer="layout" svg:width="2.115cm" svg:height="0.839cm" svg:x="0.566cm" svg:y="6.705cm">
          <draw:text-box>
            <text:p><text:span text:style-name="T2">GMUD</text:span></text:p>
          </draw:text-box>
        </draw:frame>
        <draw:frame draw:style-name="gr13" draw:text-style-name="P4" draw:layer="layout" svg:width="3.491cm" svg:height="0.839cm" svg:x="0.652cm" svg:y="7.631cm">
          <draw:text-box>
            <text:p><text:span text:style-name="T2">- Agendadas</text:span></text:p>
          </draw:text-box>
        </draw:frame>
        <draw:frame draw:style-name="gr14" draw:text-style-name="P4" draw:layer="layout" svg:width="3.347cm" svg:height="1.427cm" svg:x="0.653cm" svg:y="8.388cm">
          <draw:text-box>
            <text:p><text:span text:style-name="T2">- Relatórios</text:span></text:p>
          </draw:text-box>
        </draw:frame>
        <draw:line draw:style-name="gr6" draw:text-style-name="P1" draw:layer="layout" svg:x1="4.56cm" svg:y1="3.372cm" svg:x2="4.76cm" svg:y2="3.572cm">
          <text:p/>
        </draw:line>
        <draw:line draw:style-name="gr6" draw:text-style-name="P1" draw:layer="layout" svg:x1="4.76cm" svg:y1="3.572cm" svg:x2="4.96cm" svg:y2="3.372cm">
          <text:p/>
        </draw:line>
        <draw:line draw:style-name="gr6" draw:text-style-name="P1" draw:layer="layout" svg:x1="4.56cm" svg:y1="7.012cm" svg:x2="4.76cm" svg:y2="7.212cm">
          <text:p/>
        </draw:line>
        <draw:line draw:style-name="gr6" draw:text-style-name="P1" draw:layer="layout" svg:x1="4.76cm" svg:y1="7.212cm" svg:x2="4.96cm" svg:y2="7.012cm">
          <text:p/>
        </draw:line>
        <draw:custom-shape draw:style-name="gr22" draw:text-style-name="P1" draw:layer="layout" svg:width="21cm" svg:height="4.2cm" svg:x="5.912cm" svg:y="3.8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3.749cm" svg:height="1.673cm" svg:x="11.851cm" svg:y="2.4cm">
          <draw:text-box>
            <text:p><text:span text:style-name="T5">Cadastro de Equipamentos</text:span></text:p>
          </draw:text-box>
        </draw:frame>
        <draw:line draw:style-name="gr6" draw:text-style-name="P1" draw:layer="layout" svg:x1="5.912cm" svg:y1="5cm" svg:x2="26.912cm" svg:y2="5cm">
          <text:p/>
        </draw:line>
        <draw:custom-shape draw:style-name="gr24" draw:text-style-name="P1" draw:layer="layout" svg:width="6cm" svg:height="0.8cm" svg:x="6.2cm" svg:y="4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5.959cm" svg:height="0.806cm" svg:x="6.2cm" svg:y="3.989cm">
          <draw:text-box>
            <text:p><text:span text:style-name="T6">Digite algo para procurar</text:span></text:p>
          </draw:text-box>
        </draw:frame>
        <draw:frame draw:style-name="gr26" draw:text-style-name="P11" draw:layer="layout" svg:width="0.754cm" svg:height="0.755cm" svg:x="12.419cm" svg:y="4.021cm">
          <draw:image xlink:href="Pictures/10000201000003D5000003D68F2478B5E97A3090.png" xlink:type="simple" xlink:show="embed" xlink:actuate="onLoad">
            <text:p/>
          </draw:image>
        </draw:frame>
        <draw:custom-shape draw:style-name="gr27" draw:text-style-name="P1" draw:layer="layout" svg:width="2.4cm" svg:height="0.727cm" svg:x="19.224cm" svg:y="4.0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4cm" svg:height="0.727cm" svg:x="21.843cm" svg:y="4.0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4cm" svg:height="0.727cm" svg:x="24.408cm" svg:y="4.017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2.407cm" svg:height="0.806cm" svg:x="21.869cm" svg:y="3.974cm">
          <draw:text-box>
            <text:p><text:span text:style-name="T7">Inserção</text:span></text:p>
          </draw:text-box>
        </draw:frame>
        <draw:frame draw:style-name="gr30" draw:text-style-name="P12" draw:layer="layout" svg:width="2.462cm" svg:height="0.806cm" svg:x="24.435cm" svg:y="3.974cm">
          <draw:text-box>
            <text:p><text:span text:style-name="T7">Executar</text:span></text:p>
          </draw:text-box>
        </draw:frame>
        <draw:frame draw:style-name="gr31" draw:text-style-name="P12" draw:layer="layout" svg:width="4.054cm" svg:height="0.806cm" svg:x="6.13cm" svg:y="5.198cm">
          <draw:text-box>
            <text:p><text:span text:style-name="T7">ID Equipamento</text:span></text:p>
          </draw:text-box>
        </draw:frame>
        <draw:frame draw:style-name="gr32" draw:text-style-name="P12" draw:layer="layout" svg:width="2.708cm" svg:height="0.806cm" svg:x="12.098cm" svg:y="5.198cm">
          <draw:text-box>
            <text:p><text:span text:style-name="T7">Descrição</text:span></text:p>
          </draw:text-box>
        </draw:frame>
        <draw:frame draw:style-name="gr33" draw:text-style-name="P12" draw:layer="layout" svg:width="0.972cm" svg:height="0.806cm" svg:x="17.094cm" svg:y="5.198cm">
          <draw:text-box>
            <text:p><text:span text:style-name="T7">IP</text:span></text:p>
          </draw:text-box>
        </draw:frame>
        <draw:frame draw:style-name="gr41" draw:text-style-name="P12" draw:layer="layout" svg:width="2.953cm" svg:height="0.806cm" svg:x="20.47cm" svg:y="5.198cm">
          <draw:text-box>
            <text:p><text:span text:style-name="T7">Relevância</text:span></text:p>
          </draw:text-box>
        </draw:frame>
        <draw:frame draw:style-name="gr28" draw:text-style-name="P12" draw:layer="layout" svg:width="2.458cm" svg:height="0.806cm" svg:x="19.229cm" svg:y="3.969cm">
          <draw:text-box>
            <text:p><text:span text:style-name="T7">Consulta</text:span></text:p>
          </draw:text-box>
        </draw:frame>
        <draw:custom-shape draw:style-name="gr34" draw:text-style-name="P1" draw:layer="layout" svg:width="3.6cm" svg:height="0.727cm" svg:x="6.4cm" svg:y="6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3.6cm" svg:height="0.727cm" svg:x="12.4cm" svg:y="6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8cm" svg:height="0.727cm" svg:x="17.4cm" svg:y="6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4.6cm" svg:height="0.727cm" svg:x="20.8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das" draw:style-name="dp1" draw:master-page-name="Padrão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7.14cm" svg:height="1.6cm" svg:x="0.46cm" svg:y="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08cm" svg:y1="0.888cm" svg:x2="1.908cm" svg:y2="0.888cm">
          <text:p/>
        </draw:line>
        <draw:line draw:style-name="gr3" draw:text-style-name="P1" draw:layer="layout" svg:x1="1.108cm" svg:y1="1.084cm" svg:x2="1.908cm" svg:y2="1.084cm">
          <text:p/>
        </draw:line>
        <draw:line draw:style-name="gr3" draw:text-style-name="P1" draw:layer="layout" svg:x1="1.108cm" svg:y1="1.28cm" svg:x2="1.908cm" svg:y2="1.28cm">
          <text:p/>
        </draw:line>
        <draw:frame draw:style-name="gr4" draw:text-style-name="P8" draw:layer="layout" svg:width="1.878cm" svg:height="0.962cm" svg:x="2.322cm" svg:y="0.638cm">
          <draw:text-box>
            <text:p><text:span text:style-name="T4">TCM</text:span></text:p>
          </draw:text-box>
        </draw:frame>
        <draw:custom-shape draw:style-name="gr5" draw:text-style-name="P2" draw:layer="layout" svg:width="4.744cm" svg:height="13.341cm" svg:x="0.456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4cm" svg:y1="3cm" svg:x2="5.2cm" svg:y2="3cm">
          <text:p/>
        </draw:line>
        <draw:line draw:style-name="gr6" draw:text-style-name="P1" draw:layer="layout" svg:x1="0.4cm" svg:y1="3.924cm" svg:x2="5.2cm" svg:y2="3.924cm">
          <text:p/>
        </draw:line>
        <draw:frame draw:style-name="gr7" draw:text-style-name="P4" draw:layer="layout" svg:width="3.106cm" svg:height="0.839cm" svg:x="0.566cm" svg:y="2.056cm">
          <draw:text-box>
            <text:p><text:span text:style-name="T2">Dashboard</text:span></text:p>
          </draw:text-box>
        </draw:frame>
        <draw:frame draw:style-name="gr8" draw:text-style-name="P4" draw:layer="layout" svg:width="2.661cm" svg:height="0.839cm" svg:x="0.594cm" svg:y="3.037cm">
          <draw:text-box>
            <text:p><text:span text:style-name="T2">Estrutura</text:span></text:p>
          </draw:text-box>
        </draw:frame>
        <draw:frame draw:style-name="gr9" draw:text-style-name="P4" draw:layer="layout" svg:width="2.217cm" svg:height="0.839cm" svg:x="0.651cm" svg:y="4.13cm">
          <draw:text-box>
            <text:p><text:span text:style-name="T2">- Áreas</text:span></text:p>
          </draw:text-box>
        </draw:frame>
        <draw:frame draw:style-name="gr10" draw:text-style-name="P4" draw:layer="layout" svg:width="3.876cm" svg:height="0.839cm" svg:x="0.652cm" svg:y="4.919cm">
          <draw:text-box>
            <text:p><text:span text:style-name="T2">- Funcionários</text:span></text:p>
          </draw:text-box>
        </draw:frame>
        <draw:frame draw:style-name="gr11" draw:text-style-name="P4" draw:layer="layout" svg:width="4.227cm" svg:height="0.839cm" svg:x="0.681cm" svg:y="5.704cm">
          <draw:text-box>
            <text:p><text:span text:style-name="T2">- Equipamentos</text:span></text:p>
          </draw:text-box>
        </draw:frame>
        <draw:line draw:style-name="gr6" draw:text-style-name="P1" draw:layer="layout" svg:x1="0.4cm" svg:y1="6.64cm" svg:x2="5.2cm" svg:y2="6.64cm">
          <text:p/>
        </draw:line>
        <draw:line draw:style-name="gr6" draw:text-style-name="P1" draw:layer="layout" svg:x1="0.4cm" svg:y1="7.592cm" svg:x2="5.2cm" svg:y2="7.592cm">
          <text:p/>
        </draw:line>
        <draw:line draw:style-name="gr6" draw:text-style-name="P1" draw:layer="layout" svg:x1="0.4cm" svg:y1="9.3cm" svg:x2="5.2cm" svg:y2="9.3cm">
          <text:p/>
        </draw:line>
        <draw:frame draw:style-name="gr12" draw:text-style-name="P4" draw:layer="layout" svg:width="2.115cm" svg:height="0.839cm" svg:x="0.566cm" svg:y="6.705cm">
          <draw:text-box>
            <text:p><text:span text:style-name="T2">GMUD</text:span></text:p>
          </draw:text-box>
        </draw:frame>
        <draw:frame draw:style-name="gr13" draw:text-style-name="P4" draw:layer="layout" svg:width="3.491cm" svg:height="0.839cm" svg:x="0.652cm" svg:y="7.631cm">
          <draw:text-box>
            <text:p><text:span text:style-name="T2">- Agendadas</text:span></text:p>
          </draw:text-box>
        </draw:frame>
        <draw:frame draw:style-name="gr14" draw:text-style-name="P4" draw:layer="layout" svg:width="3.347cm" svg:height="1.427cm" svg:x="0.653cm" svg:y="8.388cm">
          <draw:text-box>
            <text:p><text:span text:style-name="T2">- Relatórios</text:span></text:p>
          </draw:text-box>
        </draw:frame>
        <draw:line draw:style-name="gr6" draw:text-style-name="P1" draw:layer="layout" svg:x1="4.56cm" svg:y1="3.372cm" svg:x2="4.76cm" svg:y2="3.572cm">
          <text:p/>
        </draw:line>
        <draw:line draw:style-name="gr6" draw:text-style-name="P1" draw:layer="layout" svg:x1="4.76cm" svg:y1="3.572cm" svg:x2="4.96cm" svg:y2="3.372cm">
          <text:p/>
        </draw:line>
        <draw:line draw:style-name="gr6" draw:text-style-name="P1" draw:layer="layout" svg:x1="4.56cm" svg:y1="7.012cm" svg:x2="4.76cm" svg:y2="7.212cm">
          <text:p/>
        </draw:line>
        <draw:line draw:style-name="gr6" draw:text-style-name="P1" draw:layer="layout" svg:x1="4.76cm" svg:y1="7.212cm" svg:x2="4.96cm" svg:y2="7.012cm">
          <text:p/>
        </draw:line>
        <draw:custom-shape draw:style-name="gr42" draw:text-style-name="P1" draw:layer="layout" svg:width="21.6cm" svg:height="11.4cm" svg:x="5.6cm" svg:y="3.6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8.16cm" svg:height="0.962cm" svg:x="12.376cm" svg:y="2.4cm">
          <draw:text-box>
            <text:p><text:span text:style-name="T5">Calendário de Mudanças </text:span></text:p>
          </draw:text-box>
        </draw:frame>
        <draw:line draw:style-name="gr6" draw:text-style-name="P1" draw:layer="layout" svg:x1="5.6cm" svg:y1="5cm" svg:x2="27.2cm" svg:y2="5cm">
          <text:p/>
        </draw:line>
        <draw:custom-shape draw:style-name="gr44" draw:text-style-name="P1" draw:layer="layout" svg:width="4.296cm" svg:height="0.8cm" svg:x="10.904cm" svg:y="3.884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.334cm" svg:height="1.673cm" svg:x="8.866cm" svg:y="3.8cm">
          <draw:text-box>
            <text:p><text:span text:style-name="T5">Mês:</text:span></text:p>
          </draw:text-box>
        </draw:frame>
        <draw:custom-shape draw:style-name="gr45" draw:text-style-name="P1" draw:layer="layout" svg:width="2.6cm" svg:height="0.8cm" svg:x="20.4cm" svg:y="3.884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.334cm" svg:height="1.673cm" svg:x="18.414cm" svg:y="3.801cm">
          <draw:text-box>
            <text:p><text:span text:style-name="T5">Ano:</text:span></text:p>
          </draw:text-box>
        </draw:frame>
        <draw:frame draw:style-name="gr46" draw:text-style-name="P14" draw:layer="layout" svg:width="2.945cm" svg:height="0.878cm" svg:x="11.055cm" svg:y="3.828cm">
          <draw:text-box>
            <text:p><text:span text:style-name="T8">Setembro</text:span></text:p>
          </draw:text-box>
        </draw:frame>
        <draw:line draw:style-name="gr6" draw:text-style-name="P1" draw:layer="layout" svg:x1="14.612cm" svg:y1="4.156cm" svg:x2="14.812cm" svg:y2="4.356cm">
          <text:p/>
        </draw:line>
        <draw:line draw:style-name="gr6" draw:text-style-name="P1" draw:layer="layout" svg:x1="14.812cm" svg:y1="4.356cm" svg:x2="15.012cm" svg:y2="4.156cm">
          <text:p/>
        </draw:line>
        <draw:line draw:style-name="gr6" draw:text-style-name="P1" draw:layer="layout" svg:x1="22.396cm" svg:y1="4.156cm" svg:x2="22.596cm" svg:y2="4.356cm">
          <text:p/>
        </draw:line>
        <draw:line draw:style-name="gr6" draw:text-style-name="P1" draw:layer="layout" svg:x1="22.596cm" svg:y1="4.356cm" svg:x2="22.796cm" svg:y2="4.156cm">
          <text:p/>
        </draw:line>
        <draw:frame draw:style-name="gr47" draw:text-style-name="P10" draw:layer="layout" svg:width="1.603cm" svg:height="0.806cm" svg:x="20.597cm" svg:y="3.882cm">
          <draw:text-box>
            <text:p><text:span text:style-name="T6">2019</text:span></text:p>
          </draw:text-box>
        </draw:frame>
        <draw:line draw:style-name="gr6" draw:text-style-name="P1" draw:layer="layout" svg:x1="8.676cm" svg:y1="5cm" svg:x2="8.676cm" svg:y2="15cm">
          <text:p/>
        </draw:line>
        <draw:line draw:style-name="gr6" draw:text-style-name="P1" draw:layer="layout" svg:x1="11.812cm" svg:y1="5cm" svg:x2="11.812cm" svg:y2="15cm">
          <text:p/>
        </draw:line>
        <draw:line draw:style-name="gr6" draw:text-style-name="P1" draw:layer="layout" svg:x1="14.92cm" svg:y1="5cm" svg:x2="14.92cm" svg:y2="15cm">
          <text:p/>
        </draw:line>
        <draw:line draw:style-name="gr6" draw:text-style-name="P1" draw:layer="layout" svg:x1="18cm" svg:y1="5cm" svg:x2="18cm" svg:y2="15cm">
          <text:p/>
        </draw:line>
        <draw:line draw:style-name="gr6" draw:text-style-name="P1" draw:layer="layout" svg:x1="20.996cm" svg:y1="5cm" svg:x2="20.996cm" svg:y2="15cm">
          <text:p/>
        </draw:line>
        <draw:line draw:style-name="gr6" draw:text-style-name="P1" draw:layer="layout" svg:x1="24.216cm" svg:y1="5cm" svg:x2="24.216cm" svg:y2="15cm">
          <text:p/>
        </draw:line>
        <draw:line draw:style-name="gr6" draw:text-style-name="P1" draw:layer="layout" svg:x1="5.6cm" svg:y1="6.916cm" svg:x2="27.2cm" svg:y2="6.916cm">
          <text:p/>
        </draw:line>
        <draw:line draw:style-name="gr6" draw:text-style-name="P1" draw:layer="layout" svg:x1="5.6cm" svg:y1="8.82cm" svg:x2="27.2cm" svg:y2="8.82cm">
          <text:p/>
        </draw:line>
        <draw:line draw:style-name="gr6" draw:text-style-name="P1" draw:layer="layout" svg:x1="5.6cm" svg:y1="10.752cm" svg:x2="27.2cm" svg:y2="10.752cm">
          <text:p/>
        </draw:line>
        <draw:line draw:style-name="gr6" draw:text-style-name="P1" draw:layer="layout" svg:x1="5.6cm" svg:y1="12.796cm" svg:x2="27.2cm" svg:y2="12.796cm">
          <text:p/>
        </draw:line>
        <draw:frame draw:style-name="gr48" draw:text-style-name="P15" draw:layer="layout" svg:width="0.697cm" svg:height="0.645cm" svg:x="6.903cm" svg:y="5.043cm">
          <draw:text-box>
            <text:p><text:span text:style-name="T9">1</text:span></text:p>
          </draw:text-box>
        </draw:frame>
        <draw:frame draw:style-name="gr48" draw:text-style-name="P15" draw:layer="layout" svg:width="0.697cm" svg:height="0.645cm" svg:x="9.732cm" svg:y="5.044cm">
          <draw:text-box>
            <text:p><text:span text:style-name="T9">2</text:span></text:p>
          </draw:text-box>
        </draw:frame>
        <draw:frame draw:style-name="gr48" draw:text-style-name="P15" draw:layer="layout" svg:width="0.697cm" svg:height="0.645cm" svg:x="12.981cm" svg:y="5.045cm">
          <draw:text-box>
            <text:p><text:span text:style-name="T9">3</text:span></text:p>
          </draw:text-box>
        </draw:frame>
        <draw:frame draw:style-name="gr48" draw:text-style-name="P15" draw:layer="layout" svg:width="0.697cm" svg:height="0.645cm" svg:x="16.006cm" svg:y="5.046cm">
          <draw:text-box>
            <text:p><text:span text:style-name="T9">4</text:span></text:p>
          </draw:text-box>
        </draw:frame>
        <draw:frame draw:style-name="gr48" draw:text-style-name="P15" draw:layer="layout" svg:width="0.697cm" svg:height="0.645cm" svg:x="19.171cm" svg:y="5.047cm">
          <draw:text-box>
            <text:p><text:span text:style-name="T9">5</text:span></text:p>
          </draw:text-box>
        </draw:frame>
        <draw:frame draw:style-name="gr48" draw:text-style-name="P15" draw:layer="layout" svg:width="0.697cm" svg:height="0.645cm" svg:x="22.168cm" svg:y="5.048cm">
          <draw:text-box>
            <text:p><text:span text:style-name="T9">6</text:span></text:p>
          </draw:text-box>
        </draw:frame>
        <draw:frame draw:style-name="gr48" draw:text-style-name="P15" draw:layer="layout" svg:width="0.697cm" svg:height="0.645cm" svg:x="25.389cm" svg:y="5.049cm">
          <draw:text-box>
            <text:p><text:span text:style-name="T9">7</text:span></text:p>
          </draw:text-box>
        </draw:frame>
        <draw:frame draw:style-name="gr48" draw:text-style-name="P15" draw:layer="layout" svg:width="0.697cm" svg:height="0.645cm" svg:x="6.904cm" svg:y="6.92cm">
          <draw:text-box>
            <text:p><text:span text:style-name="T9">8</text:span></text:p>
          </draw:text-box>
        </draw:frame>
        <draw:frame draw:style-name="gr48" draw:text-style-name="P15" draw:layer="layout" svg:width="0.697cm" svg:height="0.645cm" svg:x="9.733cm" svg:y="6.921cm">
          <draw:text-box>
            <text:p><text:span text:style-name="T9">9</text:span></text:p>
          </draw:text-box>
        </draw:frame>
        <draw:frame draw:style-name="gr49" draw:text-style-name="P15" draw:layer="layout" svg:width="0.891cm" svg:height="0.645cm" svg:x="12.982cm" svg:y="6.922cm">
          <draw:text-box>
            <text:p><text:span text:style-name="T9">10</text:span></text:p>
          </draw:text-box>
        </draw:frame>
        <draw:frame draw:style-name="gr50" draw:text-style-name="P15" draw:layer="layout" svg:width="0.866cm" svg:height="0.645cm" svg:x="16.007cm" svg:y="6.923cm">
          <draw:text-box>
            <text:p><text:span text:style-name="T9">11</text:span></text:p>
          </draw:text-box>
        </draw:frame>
        <draw:frame draw:style-name="gr49" draw:text-style-name="P15" draw:layer="layout" svg:width="0.891cm" svg:height="0.645cm" svg:x="19.172cm" svg:y="6.924cm">
          <draw:text-box>
            <text:p><text:span text:style-name="T9">12</text:span></text:p>
          </draw:text-box>
        </draw:frame>
        <draw:frame draw:style-name="gr49" draw:text-style-name="P15" draw:layer="layout" svg:width="0.891cm" svg:height="0.645cm" svg:x="22.169cm" svg:y="6.925cm">
          <draw:text-box>
            <text:p><text:span text:style-name="T9">13</text:span></text:p>
          </draw:text-box>
        </draw:frame>
        <draw:frame draw:style-name="gr49" draw:text-style-name="P15" draw:layer="layout" svg:width="0.891cm" svg:height="0.645cm" svg:x="25.39cm" svg:y="6.926cm">
          <draw:text-box>
            <text:p><text:span text:style-name="T9">14</text:span></text:p>
          </draw:text-box>
        </draw:frame>
        <draw:frame draw:style-name="gr49" draw:text-style-name="P15" draw:layer="layout" svg:width="0.891cm" svg:height="0.645cm" svg:x="6.905cm" svg:y="8.797cm">
          <draw:text-box>
            <text:p><text:span text:style-name="T9">15</text:span></text:p>
          </draw:text-box>
        </draw:frame>
        <draw:frame draw:style-name="gr49" draw:text-style-name="P15" draw:layer="layout" svg:width="0.891cm" svg:height="0.645cm" svg:x="9.734cm" svg:y="8.798cm">
          <draw:text-box>
            <text:p><text:span text:style-name="T9">16</text:span></text:p>
          </draw:text-box>
        </draw:frame>
        <draw:frame draw:style-name="gr49" draw:text-style-name="P15" draw:layer="layout" svg:width="0.891cm" svg:height="0.645cm" svg:x="12.983cm" svg:y="8.799cm">
          <draw:text-box>
            <text:p><text:span text:style-name="T9">17</text:span></text:p>
          </draw:text-box>
        </draw:frame>
        <draw:frame draw:style-name="gr49" draw:text-style-name="P15" draw:layer="layout" svg:width="0.891cm" svg:height="0.645cm" svg:x="16.008cm" svg:y="8.8cm">
          <draw:text-box>
            <text:p><text:span text:style-name="T9">18</text:span></text:p>
          </draw:text-box>
        </draw:frame>
        <draw:frame draw:style-name="gr49" draw:text-style-name="P15" draw:layer="layout" svg:width="0.891cm" svg:height="0.645cm" svg:x="19.173cm" svg:y="8.801cm">
          <draw:text-box>
            <text:p><text:span text:style-name="T9">19</text:span></text:p>
          </draw:text-box>
        </draw:frame>
        <draw:frame draw:style-name="gr49" draw:text-style-name="P15" draw:layer="layout" svg:width="0.891cm" svg:height="0.645cm" svg:x="22.17cm" svg:y="8.802cm">
          <draw:text-box>
            <text:p><text:span text:style-name="T9">20</text:span></text:p>
          </draw:text-box>
        </draw:frame>
        <draw:frame draw:style-name="gr49" draw:text-style-name="P15" draw:layer="layout" svg:width="0.891cm" svg:height="0.645cm" svg:x="25.391cm" svg:y="8.803cm">
          <draw:text-box>
            <text:p><text:span text:style-name="T9">21</text:span></text:p>
          </draw:text-box>
        </draw:frame>
        <draw:frame draw:style-name="gr49" draw:text-style-name="P15" draw:layer="layout" svg:width="0.891cm" svg:height="0.645cm" svg:x="6.906cm" svg:y="10.786cm">
          <draw:text-box>
            <text:p><text:span text:style-name="T9">22</text:span></text:p>
          </draw:text-box>
        </draw:frame>
        <draw:frame draw:style-name="gr49" draw:text-style-name="P15" draw:layer="layout" svg:width="0.891cm" svg:height="0.645cm" svg:x="9.735cm" svg:y="10.787cm">
          <draw:text-box>
            <text:p><text:span text:style-name="T9">23</text:span></text:p>
          </draw:text-box>
        </draw:frame>
        <draw:frame draw:style-name="gr49" draw:text-style-name="P15" draw:layer="layout" svg:width="0.891cm" svg:height="0.645cm" svg:x="12.984cm" svg:y="10.788cm">
          <draw:text-box>
            <text:p><text:span text:style-name="T9">24</text:span></text:p>
          </draw:text-box>
        </draw:frame>
        <draw:frame draw:style-name="gr49" draw:text-style-name="P15" draw:layer="layout" svg:width="0.891cm" svg:height="0.645cm" svg:x="16.009cm" svg:y="10.789cm">
          <draw:text-box>
            <text:p><text:span text:style-name="T9">25</text:span></text:p>
          </draw:text-box>
        </draw:frame>
        <draw:frame draw:style-name="gr49" draw:text-style-name="P15" draw:layer="layout" svg:width="0.891cm" svg:height="0.645cm" svg:x="19.174cm" svg:y="10.79cm">
          <draw:text-box>
            <text:p><text:span text:style-name="T9">26</text:span></text:p>
          </draw:text-box>
        </draw:frame>
        <draw:frame draw:style-name="gr49" draw:text-style-name="P15" draw:layer="layout" svg:width="0.891cm" svg:height="0.645cm" svg:x="22.171cm" svg:y="10.791cm">
          <draw:text-box>
            <text:p><text:span text:style-name="T9">27</text:span></text:p>
          </draw:text-box>
        </draw:frame>
        <draw:frame draw:style-name="gr49" draw:text-style-name="P15" draw:layer="layout" svg:width="0.891cm" svg:height="0.645cm" svg:x="25.392cm" svg:y="10.792cm">
          <draw:text-box>
            <text:p><text:span text:style-name="T9">28</text:span></text:p>
          </draw:text-box>
        </draw:frame>
        <draw:frame draw:style-name="gr49" draw:text-style-name="P15" draw:layer="layout" svg:width="0.891cm" svg:height="0.645cm" svg:x="6.907cm" svg:y="12.775cm">
          <draw:text-box>
            <text:p><text:span text:style-name="T9">29</text:span></text:p>
          </draw:text-box>
        </draw:frame>
        <draw:frame draw:style-name="gr49" draw:text-style-name="P15" draw:layer="layout" svg:width="0.891cm" svg:height="0.645cm" svg:x="9.736cm" svg:y="12.776cm">
          <draw:text-box>
            <text:p><text:span text:style-name="T9">30</text:span></text:p>
          </draw:text-box>
        </draw:frame>
        <draw:frame draw:style-name="gr26" draw:text-style-name="P11" draw:layer="layout" svg:width="0.35cm" svg:height="0.35cm" svg:x="13.225cm" svg:y="11.705cm">
          <draw:image xlink:href="Pictures/10000201000003D5000003D68F2478B5E97A3090.png" xlink:type="simple" xlink:show="embed" xlink:actuate="onLoad">
            <text:p/>
          </draw:image>
        </draw:frame>
        <draw:frame draw:style-name="gr26" draw:text-style-name="P11" draw:layer="layout" svg:width="0.35cm" svg:height="0.35cm" svg:x="16.276cm" svg:y="7.763cm">
          <draw:image xlink:href="Pictures/10000201000003D5000003D68F2478B5E97A3090.png" xlink:type="simple" xlink:show="embed" xlink:actuate="onLoad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latórios" draw:style-name="dp1" draw:master-page-name="Padrão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7.14cm" svg:height="1.6cm" svg:x="0.46cm" svg:y="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08cm" svg:y1="0.888cm" svg:x2="1.908cm" svg:y2="0.888cm">
          <text:p/>
        </draw:line>
        <draw:line draw:style-name="gr3" draw:text-style-name="P1" draw:layer="layout" svg:x1="1.108cm" svg:y1="1.084cm" svg:x2="1.908cm" svg:y2="1.084cm">
          <text:p/>
        </draw:line>
        <draw:line draw:style-name="gr3" draw:text-style-name="P1" draw:layer="layout" svg:x1="1.108cm" svg:y1="1.28cm" svg:x2="1.908cm" svg:y2="1.28cm">
          <text:p/>
        </draw:line>
        <draw:frame draw:style-name="gr4" draw:text-style-name="P8" draw:layer="layout" svg:width="1.878cm" svg:height="0.962cm" svg:x="2.322cm" svg:y="0.638cm">
          <draw:text-box>
            <text:p><text:span text:style-name="T4">TCM</text:span></text:p>
          </draw:text-box>
        </draw:frame>
        <draw:custom-shape draw:style-name="gr5" draw:text-style-name="P2" draw:layer="layout" svg:width="4.744cm" svg:height="13.341cm" svg:x="0.456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4cm" svg:y1="3cm" svg:x2="5.2cm" svg:y2="3cm">
          <text:p/>
        </draw:line>
        <draw:line draw:style-name="gr6" draw:text-style-name="P1" draw:layer="layout" svg:x1="0.4cm" svg:y1="3.924cm" svg:x2="5.2cm" svg:y2="3.924cm">
          <text:p/>
        </draw:line>
        <draw:frame draw:style-name="gr7" draw:text-style-name="P4" draw:layer="layout" svg:width="3.106cm" svg:height="0.839cm" svg:x="0.566cm" svg:y="2.056cm">
          <draw:text-box>
            <text:p><text:span text:style-name="T2">Dashboard</text:span></text:p>
          </draw:text-box>
        </draw:frame>
        <draw:frame draw:style-name="gr8" draw:text-style-name="P4" draw:layer="layout" svg:width="2.661cm" svg:height="0.839cm" svg:x="0.594cm" svg:y="3.037cm">
          <draw:text-box>
            <text:p><text:span text:style-name="T2">Estrutura</text:span></text:p>
          </draw:text-box>
        </draw:frame>
        <draw:frame draw:style-name="gr9" draw:text-style-name="P4" draw:layer="layout" svg:width="2.217cm" svg:height="0.839cm" svg:x="0.651cm" svg:y="4.13cm">
          <draw:text-box>
            <text:p><text:span text:style-name="T2">- Áreas</text:span></text:p>
          </draw:text-box>
        </draw:frame>
        <draw:frame draw:style-name="gr10" draw:text-style-name="P4" draw:layer="layout" svg:width="3.876cm" svg:height="0.839cm" svg:x="0.652cm" svg:y="4.919cm">
          <draw:text-box>
            <text:p><text:span text:style-name="T2">- Funcionários</text:span></text:p>
          </draw:text-box>
        </draw:frame>
        <draw:frame draw:style-name="gr11" draw:text-style-name="P4" draw:layer="layout" svg:width="4.227cm" svg:height="0.839cm" svg:x="0.681cm" svg:y="5.704cm">
          <draw:text-box>
            <text:p><text:span text:style-name="T2">- Equipamentos</text:span></text:p>
          </draw:text-box>
        </draw:frame>
        <draw:line draw:style-name="gr6" draw:text-style-name="P1" draw:layer="layout" svg:x1="0.4cm" svg:y1="6.64cm" svg:x2="5.2cm" svg:y2="6.64cm">
          <text:p/>
        </draw:line>
        <draw:line draw:style-name="gr6" draw:text-style-name="P1" draw:layer="layout" svg:x1="0.4cm" svg:y1="7.592cm" svg:x2="5.2cm" svg:y2="7.592cm">
          <text:p/>
        </draw:line>
        <draw:line draw:style-name="gr6" draw:text-style-name="P1" draw:layer="layout" svg:x1="0.4cm" svg:y1="9.3cm" svg:x2="5.2cm" svg:y2="9.3cm">
          <text:p/>
        </draw:line>
        <draw:frame draw:style-name="gr12" draw:text-style-name="P4" draw:layer="layout" svg:width="2.115cm" svg:height="0.839cm" svg:x="0.566cm" svg:y="6.705cm">
          <draw:text-box>
            <text:p><text:span text:style-name="T2">GMUD</text:span></text:p>
          </draw:text-box>
        </draw:frame>
        <draw:frame draw:style-name="gr13" draw:text-style-name="P4" draw:layer="layout" svg:width="3.491cm" svg:height="0.839cm" svg:x="0.652cm" svg:y="7.631cm">
          <draw:text-box>
            <text:p><text:span text:style-name="T2">- Agendadas</text:span></text:p>
          </draw:text-box>
        </draw:frame>
        <draw:frame draw:style-name="gr14" draw:text-style-name="P4" draw:layer="layout" svg:width="3.347cm" svg:height="1.427cm" svg:x="0.653cm" svg:y="8.388cm">
          <draw:text-box>
            <text:p><text:span text:style-name="T2">- Relatórios</text:span></text:p>
          </draw:text-box>
        </draw:frame>
        <draw:line draw:style-name="gr6" draw:text-style-name="P1" draw:layer="layout" svg:x1="4.56cm" svg:y1="3.372cm" svg:x2="4.76cm" svg:y2="3.572cm">
          <text:p/>
        </draw:line>
        <draw:line draw:style-name="gr6" draw:text-style-name="P1" draw:layer="layout" svg:x1="4.76cm" svg:y1="3.572cm" svg:x2="4.96cm" svg:y2="3.372cm">
          <text:p/>
        </draw:line>
        <draw:line draw:style-name="gr6" draw:text-style-name="P1" draw:layer="layout" svg:x1="4.56cm" svg:y1="7.012cm" svg:x2="4.76cm" svg:y2="7.212cm">
          <text:p/>
        </draw:line>
        <draw:line draw:style-name="gr6" draw:text-style-name="P1" draw:layer="layout" svg:x1="4.76cm" svg:y1="7.212cm" svg:x2="4.96cm" svg:y2="7.012cm">
          <text:p/>
        </draw:line>
        <draw:custom-shape draw:style-name="gr51" draw:text-style-name="P1" draw:layer="layout" svg:width="21.6cm" svg:height="11.2cm" svg:x="5.6cm" svg:y="3.8cm">
          <text:p/>
          <draw:enhanced-geometry svg:viewBox="0 0 21600 21600" draw:type="rectangle" draw:enhanced-path="M 0 0 L 21600 0 21600 21600 0 21600 0 0 Z N"/>
        </draw:custom-shape>
        <draw:frame draw:style-name="gr52" draw:text-style-name="P9" draw:layer="layout" svg:width="7.453cm" svg:height="0.962cm" svg:x="12.692cm" svg:y="2.382cm">
          <draw:text-box>
            <text:p><text:span text:style-name="T5">Relatório de Mudanças</text:span></text:p>
          </draw:text-box>
        </draw:frame>
        <draw:line draw:style-name="gr6" draw:text-style-name="P1" draw:layer="layout" svg:x1="5.6cm" svg:y1="5.2cm" svg:x2="27.2cm" svg:y2="5.2cm">
          <text:p/>
        </draw:line>
        <draw:frame draw:style-name="gr23" draw:text-style-name="P16" draw:layer="layout" svg:width="3cm" svg:height="1.673cm" svg:x="6cm" svg:y="4.028cm">
          <draw:text-box>
            <text:p><text:span text:style-name="T10">Período:</text:span></text:p>
          </draw:text-box>
        </draw:frame>
        <draw:custom-shape draw:style-name="gr53" draw:text-style-name="P1" draw:layer="layout" svg:width="3.4cm" svg:height="0.772cm" svg:x="8.6cm" svg:y="4.08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84cm" svg:y1="4.084cm" svg:x2="9.484cm" svg:y2="4.856cm">
          <text:p/>
        </draw:line>
        <draw:line draw:style-name="gr6" draw:text-style-name="P1" draw:layer="layout" svg:x1="10.636cm" svg:y1="4.084cm" svg:x2="10.436cm" svg:y2="4.856cm">
          <text:p/>
        </draw:line>
        <draw:custom-shape draw:style-name="gr53" draw:text-style-name="P1" draw:layer="layout" svg:width="3.4cm" svg:height="0.772cm" svg:x="13.808cm" svg:y="4.08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892cm" svg:y1="4.084cm" svg:x2="14.692cm" svg:y2="4.856cm">
          <text:p/>
        </draw:line>
        <draw:line draw:style-name="gr6" draw:text-style-name="P1" draw:layer="layout" svg:x1="15.844cm" svg:y1="4.084cm" svg:x2="15.644cm" svg:y2="4.856cm">
          <text:p/>
        </draw:line>
        <draw:line draw:style-name="gr6" draw:text-style-name="P1" draw:layer="layout" svg:x1="12.54cm" svg:y1="4.484cm" svg:x2="13.312cm" svg:y2="4.484cm">
          <text:p/>
        </draw:line>
        <draw:line draw:style-name="gr6" draw:text-style-name="P1" draw:layer="layout" svg:x1="5.6cm" svg:y1="5.9cm" svg:x2="27.2cm" svg:y2="5.9cm">
          <text:p/>
        </draw:line>
        <draw:line draw:style-name="gr6" draw:text-style-name="P1" draw:layer="layout" svg:x1="5.6cm" svg:y1="6.6cm" svg:x2="27.2cm" svg:y2="6.6cm">
          <text:p/>
        </draw:line>
        <draw:line draw:style-name="gr6" draw:text-style-name="P1" draw:layer="layout" svg:x1="5.6cm" svg:y1="7.3cm" svg:x2="27.2cm" svg:y2="7.3cm">
          <text:p/>
        </draw:line>
        <draw:line draw:style-name="gr6" draw:text-style-name="P1" draw:layer="layout" svg:x1="5.6cm" svg:y1="8cm" svg:x2="27.2cm" svg:y2="8cm">
          <text:p/>
        </draw:line>
        <draw:line draw:style-name="gr6" draw:text-style-name="P1" draw:layer="layout" svg:x1="5.6cm" svg:y1="8.7cm" svg:x2="27.2cm" svg:y2="8.7cm">
          <text:p/>
        </draw:line>
        <draw:line draw:style-name="gr6" draw:text-style-name="P1" draw:layer="layout" svg:x1="5.6cm" svg:y1="9.4cm" svg:x2="27.2cm" svg:y2="9.4cm">
          <text:p/>
        </draw:line>
        <draw:line draw:style-name="gr6" draw:text-style-name="P1" draw:layer="layout" svg:x1="5.6cm" svg:y1="10.1cm" svg:x2="27.2cm" svg:y2="10.1cm">
          <text:p/>
        </draw:line>
        <draw:line draw:style-name="gr6" draw:text-style-name="P1" draw:layer="layout" svg:x1="5.6cm" svg:y1="10.8cm" svg:x2="27.2cm" svg:y2="10.8cm">
          <text:p/>
        </draw:line>
        <draw:line draw:style-name="gr6" draw:text-style-name="P1" draw:layer="layout" svg:x1="5.6cm" svg:y1="11.5cm" svg:x2="27.2cm" svg:y2="11.5cm">
          <text:p/>
        </draw:line>
        <draw:line draw:style-name="gr6" draw:text-style-name="P1" draw:layer="layout" svg:x1="5.6cm" svg:y1="12.2cm" svg:x2="27.2cm" svg:y2="12.2cm">
          <text:p/>
        </draw:line>
        <draw:line draw:style-name="gr6" draw:text-style-name="P1" draw:layer="layout" svg:x1="5.6cm" svg:y1="12.9cm" svg:x2="27.2cm" svg:y2="12.9cm">
          <text:p/>
        </draw:line>
        <draw:custom-shape draw:style-name="gr54" draw:text-style-name="P17" draw:layer="layout" svg:width="4.4cm" svg:height="0.8cm" svg:x="17.595cm" svg:y="4cm">
          <text:p text:style-name="P6"><text:span text:style-name="T11">Gerar PDF</text:span></text:p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0.5cm" svg:height="0.5cm" svg:x="26.512cm" svg:y="12.299cm">
          <draw:image xlink:href="Pictures/10000201000003D5000003D68F2478B5E97A3090.png" xlink:type="simple" xlink:show="embed" xlink:actuate="onLoad">
            <text:p/>
          </draw:image>
        </draw:frame>
        <draw:frame draw:style-name="gr26" draw:text-style-name="P11" draw:layer="layout" svg:width="0.5cm" svg:height="0.5cm" svg:x="26.512cm" svg:y="11.599cm">
          <draw:image xlink:href="Pictures/10000201000003D5000003D68F2478B5E97A3090.png" xlink:type="simple" xlink:show="embed" xlink:actuate="onLoad">
            <text:p/>
          </draw:image>
        </draw:frame>
        <draw:frame draw:style-name="gr26" draw:text-style-name="P11" draw:layer="layout" svg:width="0.5cm" svg:height="0.5cm" svg:x="26.512cm" svg:y="10.927cm">
          <draw:image xlink:href="Pictures/10000201000003D5000003D68F2478B5E97A3090.png" xlink:type="simple" xlink:show="embed" xlink:actuate="onLoad">
            <text:p/>
          </draw:image>
        </draw:frame>
        <draw:frame draw:style-name="gr26" draw:text-style-name="P11" draw:layer="layout" svg:width="0.5cm" svg:height="0.5cm" svg:x="26.512cm" svg:y="10.199cm">
          <draw:image xlink:href="Pictures/10000201000003D5000003D68F2478B5E97A3090.png" xlink:type="simple" xlink:show="embed" xlink:actuate="onLoad">
            <text:p/>
          </draw:image>
        </draw:frame>
        <draw:frame draw:style-name="gr26" draw:text-style-name="P11" draw:layer="layout" svg:width="0.5cm" svg:height="0.5cm" svg:x="26.512cm" svg:y="9.499cm">
          <draw:image xlink:href="Pictures/10000201000003D5000003D68F2478B5E97A3090.png" xlink:type="simple" xlink:show="embed" xlink:actuate="onLoad">
            <text:p/>
          </draw:image>
        </draw:frame>
        <draw:frame draw:style-name="gr26" draw:text-style-name="P11" draw:layer="layout" svg:width="0.5cm" svg:height="0.5cm" svg:x="26.512cm" svg:y="8.799cm">
          <draw:image xlink:href="Pictures/10000201000003D5000003D68F2478B5E97A3090.png" xlink:type="simple" xlink:show="embed" xlink:actuate="onLoad">
            <text:p/>
          </draw:image>
        </draw:frame>
        <draw:frame draw:style-name="gr26" draw:text-style-name="P11" draw:layer="layout" svg:width="0.5cm" svg:height="0.5cm" svg:x="26.512cm" svg:y="8.099cm">
          <draw:image xlink:href="Pictures/10000201000003D5000003D68F2478B5E97A3090.png" xlink:type="simple" xlink:show="embed" xlink:actuate="onLoad">
            <text:p/>
          </draw:image>
        </draw:frame>
        <draw:frame draw:style-name="gr26" draw:text-style-name="P11" draw:layer="layout" svg:width="0.5cm" svg:height="0.5cm" svg:x="26.512cm" svg:y="7.427cm">
          <draw:image xlink:href="Pictures/10000201000003D5000003D68F2478B5E97A3090.png" xlink:type="simple" xlink:show="embed" xlink:actuate="onLoad">
            <text:p/>
          </draw:image>
        </draw:frame>
        <draw:frame draw:style-name="gr26" draw:text-style-name="P11" draw:layer="layout" svg:width="0.5cm" svg:height="0.5cm" svg:x="26.512cm" svg:y="6.699cm">
          <draw:image xlink:href="Pictures/10000201000003D5000003D68F2478B5E97A3090.png" xlink:type="simple" xlink:show="embed" xlink:actuate="onLoad">
            <text:p/>
          </draw:image>
        </draw:frame>
        <draw:frame draw:style-name="gr26" draw:text-style-name="P11" draw:layer="layout" svg:width="0.5cm" svg:height="0.5cm" svg:x="26.512cm" svg:y="5.999cm">
          <draw:image xlink:href="Pictures/10000201000003D5000003D68F2478B5E97A3090.png" xlink:type="simple" xlink:show="embed" xlink:actuate="onLoad">
            <text:p/>
          </draw:image>
        </draw:frame>
        <draw:line draw:style-name="gr6" draw:text-style-name="P1" draw:layer="layout" svg:x1="26.2cm" svg:y1="5.2cm" svg:x2="26.2cm" svg:y2="12.9cm">
          <text:p/>
        </draw:line>
        <draw:line draw:style-name="gr6" draw:text-style-name="P1" draw:layer="layout" svg:x1="22.077cm" svg:y1="5.2cm" svg:x2="22.077cm" svg:y2="12.9cm">
          <text:p/>
        </draw:line>
        <draw:line draw:style-name="gr6" draw:text-style-name="P1" draw:layer="layout" svg:x1="16.609cm" svg:y1="5.2cm" svg:x2="16.609cm" svg:y2="12.9cm">
          <text:p/>
        </draw:line>
        <draw:line draw:style-name="gr6" draw:text-style-name="P1" draw:layer="layout" svg:x1="9.204cm" svg:y1="5.2cm" svg:x2="9.204cm" svg:y2="12.9cm">
          <text:p/>
        </draw:line>
        <draw:frame draw:style-name="gr55" draw:text-style-name="P16" draw:layer="layout" svg:width="2.792cm" svg:height="0.839cm" svg:x="6.252cm" svg:y="5.148cm">
          <draw:text-box>
            <text:p><text:span text:style-name="T12">ID GMUD</text:span></text:p>
          </draw:text-box>
        </draw:frame>
        <draw:frame draw:style-name="gr56" draw:text-style-name="P16" draw:layer="layout" svg:width="2.631cm" svg:height="0.839cm" svg:x="12.024cm" svg:y="5.149cm">
          <draw:text-box>
            <text:p><text:span text:style-name="T12">Motivo</text:span></text:p>
          </draw:text-box>
        </draw:frame>
        <draw:frame draw:style-name="gr57" draw:text-style-name="P16" draw:layer="layout" svg:width="2.809cm" svg:height="0.839cm" svg:x="18.033cm" svg:y="5.15cm">
          <draw:text-box>
            <text:p><text:span text:style-name="T12">Categoria</text:span></text:p>
          </draw:text-box>
        </draw:frame>
        <draw:frame draw:style-name="gr56" draw:text-style-name="P16" draw:layer="layout" svg:width="2.631cm" svg:height="0.839cm" svg:x="23.235cm" svg:y="5.151cm">
          <draw:text-box>
            <text:p><text:span text:style-name="T12">Data</text:span></text:p>
          </draw:text-box>
        </draw:frame>
        <draw:custom-shape draw:style-name="gr54" draw:text-style-name="P18" draw:layer="layout" svg:width="4.4cm" svg:height="0.8cm" svg:x="22.59cm" svg:y="4cm">
          <text:p text:style-name="P6"><text:span text:style-name="T13">Consultar</text:span></text:p>
          <draw:enhanced-geometry svg:viewBox="0 0 21600 21600" draw:type="rectangle" draw:enhanced-path="M 0 0 L 21600 0 21600 21600 0 21600 0 0 Z N"/>
        </draw:custom-shape>
        <draw:frame draw:style-name="gr58" draw:text-style-name="P16" draw:layer="layout" svg:width="0.875cm" svg:height="0.962cm" svg:x="26.287cm" svg:y="5.087cm">
          <draw:text-box>
            <text:p>+</text:p>
          </draw:text-box>
        </draw:frame>
        <presentation:notes draw:style-name="dp2">
          <draw:page-thumbnail draw:style-name="gr15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21409a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9T16:56:17.394573137</meta:creation-date>
    <dc:date>2019-11-15T20:20:38.882303531</dc:date>
    <meta:editing-duration>PT40M21S</meta:editing-duration>
    <meta:editing-cycles>6</meta:editing-cycles>
    <meta:generator>LibreOffice/6.0.7.3$Linux_X86_64 LibreOffice_project/00m0$Build-3</meta:generator>
    <meta:document-statistic meta:object-count="3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77cm" svg:height="4.04cm" xlink:href="." xlink:type="simple" chart:class="chart:bar" chart:style-name="ch1">
        <chart:legend chart:legend-position="end" svg:x="5.573cm" svg:y="1.223cm" style:legend-expansion="high" chart:style-name="ch2"/>
        <chart:plot-area chart:style-name="ch3" chart:data-source-has-labels="both" svg:x="0.153cm" svg:y="0.08cm" svg:width="5.267cm" svg:height="3.88cm">
          <chartooo:coordinate-region svg:x="0.774cm" svg:y="0.279cm" svg:width="4.646cm" svg:height="3.0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77cm" svg:height="4.04cm" xlink:href="." xlink:type="simple" chart:class="chart:bar" chart:style-name="ch1">
        <chart:legend chart:legend-position="end" svg:x="5.573cm" svg:y="1.223cm" style:legend-expansion="high" chart:style-name="ch2"/>
        <chart:plot-area chart:style-name="ch3" chart:data-source-has-labels="both" svg:x="0.153cm" svg:y="0.08cm" svg:width="5.267cm" svg:height="3.88cm">
          <chartooo:coordinate-region svg:x="0.774cm" svg:y="0.279cm" svg:width="4.646cm" svg:height="3.0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77cm" svg:height="4.041cm" xlink:href="." xlink:type="simple" chart:class="chart:bar" chart:style-name="ch1">
        <chart:legend chart:legend-position="end" svg:x="5.573cm" svg:y="1.223cm" style:legend-expansion="high" chart:style-name="ch2"/>
        <chart:plot-area chart:style-name="ch3" chart:data-source-has-labels="both" svg:x="0.153cm" svg:y="0.08cm" svg:width="5.267cm" svg:height="3.881cm">
          <chartooo:coordinate-region svg:x="0.774cm" svg:y="0.28cm" svg:width="4.646cm" svg:height="3.0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